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4" style:family="paragraph" style:parent-style-name="Standard">
      <style:paragraph-properties style:line-height-at-least="0in"/>
      <style:text-properties officeooo:paragraph-rsid="005fe2f7"/>
    </style:style>
    <style:style style:name="P5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7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2" style:family="paragraph" style:parent-style-name="Standard" style:list-style-name="L1">
      <style:paragraph-properties fo:line-height="91%"/>
      <style:text-properties style:font-name="Times New Roman1" fo:font-size="11pt" officeooo:paragraph-rsid="0063eebf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4" style:family="paragraph" style:parent-style-name="Standard" style:list-style-name="L1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15" style:family="paragraph" style:parent-style-name="Standard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 style:list-style-name="L1">
      <style:paragraph-properties fo:line-height="0.0134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0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1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2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3" style:family="paragraph" style:parent-style-name="Standard" style:list-style-name="L1">
      <style:paragraph-properties style:line-height-at-least="0in"/>
      <style:text-properties fo:font-size="11pt" officeooo:paragraph-rsid="005fe2f7" style:font-size-asian="11pt" style:font-size-complex="11pt"/>
    </style:style>
    <style:style style:name="P24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25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26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27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28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29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30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3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64ee6" style:font-size-asian="11pt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ba517" style:font-size-asian="11pt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3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38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39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40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0e4fb5" officeooo:paragraph-rsid="005c2b62" style:font-name-asian="Times New Roman" style:font-size-asian="11pt" style:font-name-complex="Times New Roman" style:font-size-complex="11pt"/>
    </style:style>
    <style:style style:name="P41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4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44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45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46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47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8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fcf2d" style:font-name-asian="Times New Roman" style:font-name-complex="Times New Roman"/>
    </style:style>
    <style:style style:name="T3" style:family="text">
      <style:text-properties style:font-name="Times New Roman" officeooo:rsid="0022385f" style:font-name-asian="Times New Roman" style:font-name-complex="Times New Roman"/>
    </style:style>
    <style:style style:name="T4" style:family="text">
      <style:text-properties style:font-name="Times New Roman" officeooo:rsid="0027ca80" style:font-name-asian="Times New Roman" style:font-name-complex="Times New Roman"/>
    </style:style>
    <style:style style:name="T5" style:family="text">
      <style:text-properties style:font-name="Times New Roman" officeooo:rsid="002e4c41" style:font-name-asian="Times New Roman" style:font-name-complex="Times New Roman"/>
    </style:style>
    <style:style style:name="T6" style:family="text">
      <style:text-properties style:font-name="Times New Roman" officeooo:rsid="002f9141" style:font-name-asian="Times New Roman" style:font-name-complex="Times New Roman"/>
    </style:style>
    <style:style style:name="T7" style:family="text">
      <style:text-properties style:font-name="Times New Roman" officeooo:rsid="0030c33d" style:font-name-asian="Times New Roman" style:font-name-complex="Times New Roman"/>
    </style:style>
    <style:style style:name="T8" style:family="text">
      <style:text-properties style:font-name="Times New Roman" officeooo:rsid="0033a82c" style:font-name-asian="Times New Roman" style:font-name-complex="Times New Roman"/>
    </style:style>
    <style:style style:name="T9" style:family="text">
      <style:text-properties style:font-name="Times New Roman" officeooo:rsid="0033d870" style:font-name-asian="Times New Roman" style:font-name-complex="Times New Roman"/>
    </style:style>
    <style:style style:name="T10" style:family="text">
      <style:text-properties style:font-name="Times New Roman" officeooo:rsid="007f244a" style:font-name-asian="Times New Roman" style:font-name-complex="Times New Roman"/>
    </style:style>
    <style:style style:name="T11" style:family="text">
      <style:text-properties style:font-name="Times New Roman" officeooo:rsid="007f4ba5" style:font-name-asian="Times New Roman" style:font-name-complex="Times New Roman"/>
    </style:style>
    <style:style style:name="T12" style:family="text">
      <style:text-properties style:font-name="Times New Roman" officeooo:rsid="00944845" style:font-name-asian="Times New Roman" style:font-name-complex="Times New Roman"/>
    </style:style>
    <style:style style:name="T13" style:family="text">
      <style:text-properties style:font-name="Times New Roman" officeooo:rsid="009d5e7f" style:font-name-asian="Times New Roman" style:font-name-complex="Times New Roman"/>
    </style:style>
    <style:style style:name="T14" style:family="text">
      <style:text-properties style:font-name="Times New Roman" officeooo:rsid="00a2933c" style:font-name-asian="Times New Roman" style:font-name-complex="Times New Roman"/>
    </style:style>
    <style:style style:name="T15" style:family="text">
      <style:text-properties style:font-name="Times New Roman" officeooo:rsid="00a5a844" style:font-name-asian="Times New Roman" style:font-name-complex="Times New Roman"/>
    </style:style>
    <style:style style:name="T16" style:family="text">
      <style:text-properties style:font-name="Times New Roman" officeooo:rsid="00a6b158" style:font-name-asian="Times New Roman" style:font-name-complex="Times New Roman"/>
    </style:style>
    <style:style style:name="T17" style:family="text">
      <style:text-properties style:font-name="Times New Roman" officeooo:rsid="00a992c1" style:font-name-asian="Times New Roman" style:font-name-complex="Times New Roman"/>
    </style:style>
    <style:style style:name="T18" style:family="text">
      <style:text-properties style:font-name="Times New Roman" fo:font-weight="bold" style:font-name-asian="Times New Roman" style:font-weight-asian="bold" style:font-name-complex="Times New Roman"/>
    </style:style>
    <style:style style:name="T19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20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21" style:family="text">
      <style:text-properties style:font-name="Times New Roman" fo:font-size="11pt" style:font-name-asian="Times New Roman" style:font-size-asian="11pt" style:font-name-complex="Times New Roman"/>
    </style:style>
    <style:style style:name="T22" style:family="text">
      <style:text-properties style:font-name="Times New Roman" fo:font-size="11pt" officeooo:rsid="005d6736" style:font-name-asian="Times New Roman" style:font-size-asian="11pt" style:font-name-complex="Times New Roman"/>
    </style:style>
    <style:style style:name="T2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4" style:family="text">
      <style:text-properties style:font-name-asian="Times New Roman" style:font-name-complex="Times New Roman"/>
    </style:style>
    <style:style style:name="T25" style:family="text">
      <style:text-properties officeooo:rsid="0048788c" style:font-name-asian="Times New Roman" style:font-name-complex="Times New Roman"/>
    </style:style>
    <style:style style:name="T26" style:family="text">
      <style:text-properties officeooo:rsid="00abddfa" style:font-name-asian="Times New Roman" style:font-name-complex="Times New Roman"/>
    </style:style>
    <style:style style:name="T27" style:family="text">
      <style:text-properties fo:font-weight="bold" style:font-name-asian="Times New Roman" style:font-weight-asian="bold" style:font-name-complex="Times New Roman"/>
    </style:style>
    <style:style style:name="T28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9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30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31" style:family="text">
      <style:text-properties fo:font-weight="bold" officeooo:rsid="000fb89b" style:font-name-asian="Times New Roman" style:font-weight-asian="bold" style:font-name-complex="Times New Roman"/>
    </style:style>
    <style:style style:name="T32" style:family="text">
      <style:text-properties fo:font-weight="bold" officeooo:rsid="0034c8df" style:font-name-asian="Times New Roman" style:font-weight-asian="bold" style:font-name-complex="Times New Roman"/>
    </style:style>
    <style:style style:name="T33" style:family="text">
      <style:text-properties fo:font-weight="bold" officeooo:rsid="004cedfd" style:font-name-asian="Times New Roman" style:font-weight-asian="bold" style:font-name-complex="Times New Roman"/>
    </style:style>
    <style:style style:name="T34" style:family="text">
      <style:text-properties fo:font-weight="bold" officeooo:rsid="00519d75" style:font-name-asian="Times New Roman" style:font-weight-asian="bold" style:font-name-complex="Times New Roman"/>
    </style:style>
    <style:style style:name="T35" style:family="text">
      <style:text-properties fo:font-weight="bold" officeooo:rsid="0054b7fb" style:font-name-asian="Times New Roman" style:font-weight-asian="bold" style:font-name-complex="Times New Roman"/>
    </style:style>
    <style:style style:name="T36" style:family="text">
      <style:text-properties fo:font-weight="bold" officeooo:rsid="009640bb" style:font-name-asian="Times New Roman" style:font-weight-asian="bold" style:font-name-complex="Times New Roman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0000ff" style:font-name="Times New Roman" fo:font-size="9pt" style:text-underline-style="solid" style:text-underline-width="auto" style:text-underline-color="font-color" officeooo:rsid="0090f772" style:font-name-asian="Times New Roman" style:font-size-asian="9pt" style:font-name-complex="Times New Roman"/>
    </style:style>
    <style:style style:name="T39" style:family="text">
      <style:text-properties fo:color="#0000ff" style:font-name="Times New Roman" style:text-underline-style="solid" style:text-underline-width="auto" style:text-underline-color="font-color" officeooo:rsid="0090f772" style:font-name-asian="Times New Roman" style:font-name-complex="Times New Roman"/>
    </style:style>
    <style:style style:name="T40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41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42" style:family="text">
      <style:text-properties style:font-name="Times New Roman1" fo:font-size="10pt" officeooo:rsid="00661c07" style:font-name-asian="Times New Roman" style:font-size-asian="10pt" style:font-name-complex="Times New Roman" style:font-size-complex="10pt"/>
    </style:style>
    <style:style style:name="T43" style:family="text">
      <style:text-properties style:font-name="Times New Roman1" fo:font-size="10pt" officeooo:rsid="0049cebd" style:font-name-asian="Times New Roman" style:font-size-asian="10pt" style:font-name-complex="Times New Roman" style:font-size-complex="10pt"/>
    </style:style>
    <style:style style:name="T44" style:family="text">
      <style:text-properties style:font-name="Times New Roman1" fo:font-size="10pt" officeooo:rsid="005f58db" style:font-name-asian="Times New Roman" style:font-size-asian="10pt" style:font-name-complex="Times New Roman" style:font-size-complex="10pt"/>
    </style:style>
    <style:style style:name="T45" style:family="text">
      <style:text-properties style:font-name="Times New Roman1" fo:font-size="10pt" officeooo:rsid="002ab80d" style:font-name-asian="Times New Roman" style:font-size-asian="10pt" style:font-name-complex="Times New Roman" style:font-size-complex="10pt"/>
    </style:style>
    <style:style style:name="T46" style:family="text">
      <style:text-properties style:font-name="Times New Roman1" fo:font-size="10pt" officeooo:rsid="00ab92d6" style:font-name-asian="Times New Roman" style:font-size-asian="10pt" style:font-name-complex="Times New Roman" style:font-size-complex="10pt"/>
    </style:style>
    <style:style style:name="T47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48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49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50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51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52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53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54" style:family="text">
      <style:text-properties style:font-name="Times New Roman1" style:font-name-asian="Times New Roman" style:font-name-complex="Times New Roman"/>
    </style:style>
    <style:style style:name="T55" style:family="text">
      <style:text-properties style:font-name="Times New Roman1" officeooo:rsid="00661c07" style:font-name-asian="Times New Roman" style:font-name-complex="Times New Roman"/>
    </style:style>
    <style:style style:name="T56" style:family="text">
      <style:text-properties style:font-name="Times New Roman1" officeooo:rsid="00ab92d6" style:font-name-asian="Times New Roman" style:font-name-complex="Times New Roman"/>
    </style:style>
    <style:style style:name="T57" style:family="text">
      <style:text-properties style:font-name="Times New Roman1" officeooo:rsid="0049cebd" style:font-name-asian="Times New Roman" style:font-name-complex="Times New Roman"/>
    </style:style>
    <style:style style:name="T58" style:family="text">
      <style:text-properties style:font-name="Times New Roman1" officeooo:rsid="005f58db" style:font-name-asian="Times New Roman" style:font-name-complex="Times New Roman"/>
    </style:style>
    <style:style style:name="T59" style:family="text">
      <style:text-properties style:font-name="Times New Roman1" fo:font-weight="bold" style:font-name-asian="Times New Roman" style:font-weight-asian="bold" style:font-name-complex="Times New Roman"/>
    </style:style>
    <style:style style:name="T60" style:family="text">
      <style:text-properties fo:font-variant="normal" fo:text-transform="none" fo:color="#24292e" style:font-name="times new roman" fo:font-size="9pt" fo:letter-spacing="normal" fo:font-style="normal" officeooo:rsid="004ebc8b" style:font-weight-complex="bold"/>
    </style:style>
    <style:style style:name="T61" style:family="text">
      <style:text-properties fo:font-variant="normal" fo:text-transform="none" fo:color="#24292e" style:font-name="times new roman" fo:letter-spacing="normal" fo:font-style="normal" officeooo:rsid="004ebc8b" style:font-weight-complex="bold"/>
    </style:style>
    <style:style style:name="T62" style:family="text">
      <style:text-properties fo:font-weight="normal" style:font-name-asian="Times New Roman" style:font-weight-asian="normal" style:font-name-complex="Times New Roman" style:font-weight-complex="normal"/>
    </style:style>
    <style:style style:name="T63" style:family="text">
      <style:text-properties officeooo:rsid="00251725"/>
    </style:style>
    <style:style style:name="T64" style:family="text">
      <style:text-properties officeooo:rsid="004afc09"/>
    </style:style>
    <style:style style:name="T65" style:family="text">
      <style:text-properties officeooo:rsid="004ebc8b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officeooo:rsid="007625ad"/>
    </style:style>
    <style:style style:name="T68" style:family="text">
      <style:text-properties officeooo:rsid="007827c6"/>
    </style:style>
    <style:style style:name="T69" style:family="text">
      <style:text-properties officeooo:rsid="00895ac4"/>
    </style:style>
    <style:style style:name="T70" style:family="text">
      <style:text-properties officeooo:rsid="0089f0bb"/>
    </style:style>
    <style:style style:name="T71" style:family="text">
      <style:text-properties officeooo:rsid="00944618"/>
    </style:style>
    <style:style style:name="T72" style:family="text">
      <style:text-properties officeooo:rsid="009640bb"/>
    </style:style>
    <style:style style:name="T73" style:family="text">
      <style:text-properties officeooo:rsid="00981c0d"/>
    </style:style>
    <style:style style:name="T74" style:family="text">
      <style:text-properties officeooo:rsid="009cd2a1"/>
    </style:style>
    <style:style style:name="T75" style:family="text">
      <style:text-properties officeooo:rsid="009ed8f9"/>
    </style:style>
    <style:style style:name="T76" style:family="text">
      <style:text-properties officeooo:rsid="00a86e26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6"><text:bookmark text:name="page1"/>DAVID SOLODUKHIN</text:p>
        <text:p text:style-name="P2"/>
        <text:p text:style-name="P3">EDUCATION</text:p>
        <text:p text:style-name="P5"/>
        <text:p text:style-name="P1"><text:s/>U.S. CITIZEN | 914-564-8872 | DAVID.SOLODUKHIN@GATECH.EDU</text:p>
      </text:section>
      <text:section text:style-name="Sect2" text:name="Section2">
        <text:p text:style-name="P19"/>
        <text:p text:style-name="P42"><text:span text:style-name="T18">Georgia Institute of Technology - Atlanta, GA<text:tab/>Graduating Dec 2019</text:span></text:p>
        <text:p text:style-name="P46">Candidate for B.S. in Computer Science</text:p>
        <text:p text:style-name="P41"><text:span text:style-name="T1">GPA: 3.96/4.0</text:span></text:p>
        <text:p text:style-name="P41"><text:span text:style-name="T18">Orgs</text:span><text:span text:style-name="T1">: Grey Hat Security CTF team: web exploit engineer, </text:span><text:span text:style-name="T5">Collegiate Cyber Defense Competition Team, </text:span><text:span text:style-name="T1">Linux Users Group; Phi Kappa</text:span><text:span text:style-name="T18"> </text:span><text:span text:style-name="T1">Theta (ΓΤ) Fraternity–</text:span><text:span text:style-name="T18"> </text:span><text:span text:style-name="T1">I.T. Chair</text:span></text:p>
        <text:p text:style-name="P7">EXPERIENCE</text:p>
        <text:p text:style-name="P32"><text:span text:style-name="T36">VMware</text:span><text:span text:style-name="T27"> – </text:span><text:span text:style-name="T36">Palo Alto, CA</text:span><text:span text:style-name="T24"><text:tab/><text:tab/> </text:span><text:span text:style-name="T36">May</text:span><text:span text:style-name="T27"> 201</text:span><text:span text:style-name="T35">9</text:span><text:span text:style-name="T27"> – </text:span><text:span text:style-name="T32"><text:s/></text:span><text:span text:style-name="T34">Present</text:span></text:p>
        <text:p text:style-name="P37"><text:span text:style-name="T72">Software Engineer Intern</text:span>– <text:span text:style-name="T72">VM Platform</text:span></text:p>
        <text:p text:style-name="P8"/>
        <text:p text:style-name="P16"/>
        <text:list xml:id="list4149836048" text:style-name="WW8Num2">
          <text:list-item>
            <text:p text:style-name="P24"><text:span text:style-name="T75">Designed and built a scalable, container-runtime independent solution for managing containers running in a Linux virtual machine. </text:span><text:s/><text:span text:style-name="T75">This solution efficiently gathers container stats/info by communicating directly with the exposed Linux kernel APIs which make containerization feasible. </text:span>(C, <text:span text:style-name="T74">Golang</text:span>)</text:p>
          </text:list-item>
        </text:list>
        <text:p text:style-name="P10"/>
        <text:p text:style-name="P35"><text:span text:style-name="T27">Prudential Financial – </text:span><text:span text:style-name="T24">Newark, NJ <text:s text:c="86"/></text:span><text:span text:style-name="T27">May 2018 – August 2018</text:span></text:p>
        <text:p text:style-name="P39">Software Engineer Intern, Enterprise Services &amp; Systems</text:p>
        <text:p text:style-name="P11"/>
        <text:list xml:id="list2443324556" text:style-name="WW8Num1">
          <text:list-item>
            <text:p text:style-name="P28"><text:span text:style-name="T73">Added several features to</text:span> <text:span text:style-name="T73">an internal</text:span> <text:span text:style-name="T73">m</text:span>etadata <text:span text:style-name="T73">m</text:span>anagement <text:span text:style-name="T73">s</text:span>ystem, enabling lower query latency <text:span text:style-name="T76">and </text:span>a wider array of query protocols.</text:p>
          </text:list-item>
        </text:list>
        <text:p text:style-name="P15"/>
        <text:list xml:id="list220625548845559" text:continue-numbering="true" text:style-name="WW8Num1">
          <text:list-item>
            <text:list>
              <text:list-item>
                <text:list>
                  <text:list-item>
                    <text:p text:style-name="P29">Added frontend features using ReactJS (previously JSP) and rewrote Struts2 MVC functionality in Spring MVC(Web).</text:p>
                  </text:list-item>
                </text:list>
              </text:list-item>
              <text:list-item>
                <text:p text:style-name="P30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33"><text:span text:style-name="T33">Georgia Tech Database Research Group</text:span><text:span text:style-name="T27"> - </text:span><text:span text:style-name="T24">Georgia Tech<text:tab/><text:tab/> <text:s text:c="2"/></text:span><text:span text:style-name="T34">Feb</text:span><text:span text:style-name="T27"> 201</text:span><text:span text:style-name="T35">9</text:span><text:span text:style-name="T27"> – </text:span><text:span text:style-name="T32"><text:s/></text:span><text:span text:style-name="T34">Present</text:span></text:p>
        <text:p text:style-name="P38">Undergraduate Research<text:span text:style-name="T65">er</text:span>– Dr. <text:span text:style-name="T65">Joy Arulraj – </text:span><text:span text:style-name="T61">Accelerating Data Analytics using Logical Zone Maps</text:span></text:p>
        <text:p text:style-name="P9"/>
        <text:p text:style-name="P17"/>
        <text:list xml:id="list220625123884946" text:continue-list="list4149836048" text:style-name="WW8Num2">
          <text:list-item>
            <text:p text:style-name="P25">Aided in designing new logical indexing structure<text:span text:style-name="T71">s</text:span> used for caching <text:span text:style-name="T68">statistical </text:span>aggregates for subsets of data. <text:span text:style-name="T71">Implemented mock dbms components</text:span> <text:span text:style-name="T67">such as a mixture model engine which would evaluate new indexing techniques as well as support approximate query processing. <text:s/>(C++)</text:span></text:p>
          </text:list-item>
        </text:list>
        <text:p text:style-name="P34"><text:span text:style-name="T28">College of Computing - </text:span><text:span text:style-name="T62">Georgia Tech</text:span><text:span text:style-name="T24"><text:tab/> <text:s text:c="7"/></text:span><text:span text:style-name="T29">January 201</text:span><text:span text:style-name="T30">9</text:span><text:span text:style-name="T27"> – </text:span><text:span text:style-name="T31">Present</text:span></text:p>
        <text:p text:style-name="P44"><text:span text:style-name="T51">Undergraduate </text:span><text:span text:style-name="T52">Teaching</text:span><text:span text:style-name="T51"> Assistant – </text:span><text:span text:style-name="T53">Design and Analysis of Operating Systems</text:span></text:p>
        <text:list xml:id="list220626692801073" text:continue-numbering="true" text:style-name="WW8Num2">
          <text:list-item>
            <text:p text:style-name="P40">Responsibilities consist of <text:span text:style-name="T70">grading, </text:span>hosting office hours to help students understand key operating systems <text:span text:style-name="T69">concepts and learn </text:span>kernel programming. </text:p>
          </text:list-item>
        </text:list>
        <text:p text:style-name="P31"><text:span text:style-name="T27">Institute for Information Security and Privacy - </text:span><text:span text:style-name="T24">Georgia Tec</text:span><text:span text:style-name="T26">h <text:s text:c="32"/></text:span><text:span text:style-name="T27">October 2017 – </text:span><text:span text:style-name="T32">October 2018</text:span></text:p>
        <text:p text:style-name="P36">Undergraduate Research<text:span text:style-name="T65">er</text:span> – Dr. Taesoo Kim – <text:span text:style-name="T64">Fuzzification: Anti-Fuzzing Techniques</text:span></text:p>
        <text:p text:style-name="P13"/>
        <text:list xml:id="list220625581481335" text:continue-numbering="true" text:style-name="WW8Num2">
          <text:list-item>
            <text:p text:style-name="P47">Designed and evaluated new anti-fuzzing techniques to slow down modern fuzzers and protect software from malicious fuzzing.</text:p>
          </text:list-item>
          <text:list-item>
            <text:p text:style-name="P26"><text:span text:style-name="T24">Wrote LLVM passes in </text:span><text:span text:style-name="T27">C++</text:span><text:span text:style-name="T24"> to implement anti-fuzzing techniques in existing Linux executables.</text:span></text:p>
          </text:list-item>
        </text:list>
        <text:p text:style-name="P15"/>
        <text:list xml:id="list220625985098863" text:continue-numbering="true" text:style-name="WW8Num2">
          <text:list-item>
            <text:p text:style-name="P48"><text:span text:style-name="T24">Automated </text:span><text:span text:style-name="T25">source-code </text:span><text:span text:style-name="T24">instrumentation, unit testing of anti-fuzzing methods as well as analysis and plotting of fuzzing statistics with </text:span><text:span text:style-name="T27">Python</text:span><text:span text:style-name="T24">.</text:span></text:p>
          </text:list-item>
        </text:list>
        <text:p text:style-name="P15"/>
        <text:list xml:id="list220625268805719" text:continue-numbering="true" text:style-name="WW8Num2">
          <text:list-item>
            <text:p text:style-name="P27"><text:span text:style-name="T54">Revised and edited final paper which was </text:span><text:span text:style-name="T55">accepted in</text:span><text:span text:style-name="T56">to</text:span><text:span text:style-name="T54"> USENIX</text:span><text:span text:style-name="T57">(201</text:span><text:span text:style-name="T58">9</text:span><text:span text:style-name="T57">)</text:span></text:p>
          </text:list-item>
        </text:list>
        <text:p text:style-name="P4"><text:span text:style-name="T23">PROJECTS– </text:span><text:a xlink:type="simple" xlink:href="http://github.davidthats.me/" text:style-name="Internet_20_link" text:visited-style-name="Visited_20_Internet_20_Link"><text:span text:style-name="T40">GITHUB.DAVIDTHATS.ME</text:span></text:a></text:p>
        <text:list xml:id="list3034853224" text:style-name="L1">
          <text:list-item>
            <text:p text:style-name="P14">Jinho Jung, Hong Hu, <text:span text:style-name="T37">David Solodukhin</text:span>, Daniel Pagan, Kyu Hyung Lee, and Taesoo Kim. <text:span text:style-name="T37">Fuzzification: Anti-Fuzzing Techniques </text:span>(to appear). <text:span text:style-name="T66">In Proceedings of the 28th USENIX Security Symposium (Security 2019)</text:span>, Santa Clara, CA, August 2019.</text:p>
          </text:list-item>
          <text:list-item>
            <text:p text:style-name="P23"><text:span text:style-name="T59">Linux Kernel Modules </text:span><text:span text:style-name="T54">(kernel v4.15.18): Developed a module which starts a UDP server process within the kernel for</text:span><text:span text:style-name="T59"> </text:span><text:span text:style-name="T54">transmitting O.S. filesystem, process stats. Implemented a kernel module for network traffic artificial throttling and packet proxy. Modules were written in C.</text:span></text:p>
          </text:list-item>
          <text:list-item>
            <text:p text:style-name="P23"><text:span text:style-name="T59">Wolfram Alpha Bug: </text:span><text:span text:style-name="T54">Found SSRF vulnerability in Wolfram Alpha’s api giving access to premium features for free.</text:span></text:p>
          </text:list-item>
          <text:list-item>
            <text:p text:style-name="P18"/>
            <text:p text:style-name="P12">Contacted WA team and exploit was patched.</text:p>
          </text:list-item>
        </text:list>
        <text:p text:style-name="P20"/>
        <text:p text:style-name="P21">SKILLS</text:p>
        <text:p text:style-name="P19"/>
        <text:p text:style-name="P43"><text:span text:style-name="T18">Languages: </text:span><text:span text:style-name="T1">C++, </text:span><text:span text:style-name="T4">C,</text:span><text:span text:style-name="T1"> Java, </text:span><text:span text:style-name="T14">Golang, </text:span><text:span text:style-name="T1">Javascript, Python, (PL)SQL, x86/64 ISA (GAS, FASM)</text:span></text:p>
        <text:p text:style-name="P22"/>
        <text:p text:style-name="P45"><text:span text:style-name="T20">Systems, </text:span><text:span text:style-name="T18">Technologie</text:span><text:span text:style-name="T19">s/</text:span><text:span text:style-name="T18">Tools: </text:span><text:span text:style-name="T10">LLVM, OpenMP, MPI, Docker, </text:span><text:span text:style-name="T12">Kubernetes, </text:span><text:span text:style-name="T16">libcontainer, </text:span><text:span text:style-name="T10">KVM/QEMU, libvirt, C/Make, </text:span><text:span text:style-name="T12">S</text:span><text:span text:style-name="T15">C</text:span><text:span text:style-name="T12">ons, Maven</text:span><text:span text:style-name="T10">, </text:span><text:span text:style-name="T12">Gradle,</text:span><text:span text:style-name="T10"> </text:span><text:span text:style-name="T11">Android SDK/NDK, Google Test, Jenkins/Travis CI, </text:span><text:span text:style-name="T13">Git, </text:span><text:span text:style-name="T11">Reverse Engineering</text:span><text:span text:style-name="T13">, </text:span><text:span text:style-name="T11">fuzzing, </text:span><text:span text:style-name="T17">SDDC, HCI,</text:span><text:span text:style-name="T11"> AWS:LightSail/EC2, IDA/Ghidra, Struts2, Nodejs, Flutter, </text:span><text:span text:style-name="T1">JSP, </text:span><text:span text:style-name="T12">Virtualization.</text:span></text:p>
        <text:p text:style-name="P41"><text:span text:style-name="T18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22:06:13.588869067</dc:date>
    <meta:editing-duration>PT3H54M47S</meta:editing-duration>
    <meta:editing-cycles>153</meta:editing-cycles>
    <meta:generator>LibreOffice/6.2.5.2$Linux_X86_64 LibreOffice_project/20$Build-2</meta:generator>
    <meta:document-statistic meta:table-count="0" meta:image-count="0" meta:object-count="0" meta:page-count="1" meta:paragraph-count="38" meta:word-count="520" meta:character-count="3834" meta:non-whitespace-character-count="3217"/>
  </office:meta>
</office:document-meta>
</file>